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1.6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Signal Power</text:p>
          </table:table-cell>
          <table:table-cell office:value-type="string" calcext:value-type="string">
            <text:p>Errors and Decodability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6.4" calcext:value-type="float">
            <text:p>-6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0.3" calcext:value-type="float">
            <text:p>-10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13.4" calcext:value-type="float">
            <text:p>-13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18.3" calcext:value-type="float">
            <text:p>-18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20.3" calcext:value-type="float">
            <text:p>-20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22" calcext:value-type="float">
            <text:p>-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23.6" calcext:value-type="float">
            <text:p>-23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26.4" calcext:value-type="float">
            <text:p>-26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27.6" calcext:value-type="float">
            <text:p>-27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28.7" calcext:value-type="float">
            <text:p>-28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29.8" calcext:value-type="float">
            <text:p>-29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30.7" calcext:value-type="float">
            <text:p>-3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31.8" calcext:value-type="float">
            <text:p>-31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32.6" calcext:value-type="float">
            <text:p>-32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33.6" calcext:value-type="float">
            <text:p>-33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34.4" calcext:value-type="float">
            <text:p>-34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36" calcext:value-type="float">
            <text:p>-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36.7" calcext:value-type="float">
            <text:p>-36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37" calcext:value-type="float">
            <text:p>-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37.4" calcext:value-type="float">
            <text:p>-37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38" calcext:value-type="float">
            <text:p>-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38.7" calcext:value-type="float">
            <text:p>-38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39.4" calcext:value-type="float">
            <text:p>-39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40" calcext:value-type="float">
            <text:p>-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40.6" calcext:value-type="float">
            <text:p>-4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41.1" calcext:value-type="float">
            <text:p>-4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-41.8" calcext:value-type="float">
            <text:p>-41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-42.3" calcext:value-type="float">
            <text:p>-42.3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-42.7" calcext:value-type="float">
            <text:p>-42.7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43.2" calcext:value-type="float">
            <text:p>-43.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-43.8" calcext:value-type="float">
            <text:p>-43.8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-44.3" calcext:value-type="float">
            <text:p>-44.3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-44.7" calcext:value-type="float">
            <text:p>-44.7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-45.1" calcext:value-type="float">
            <text:p>-45.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-45.3" calcext:value-type="float">
            <text:p>-45.3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-45.5" calcext:value-type="float">
            <text:p>-45.5</text:p>
          </table:table-cell>
          <table:table-cell office:value-type="string" calcext:value-type="string">
            <text:p>N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4T17:45:31.549189559</meta:creation-date>
    <meta:generator>LibreOffice/7.3.7.2$Linux_X86_64 LibreOffice_project/30$Build-2</meta:generator>
    <dc:date>2024-06-24T18:50:53.237887085</dc:date>
    <meta:editing-duration>PT28M41S</meta:editing-duration>
    <meta:editing-cycles>1</meta:editing-cycles>
    <meta:document-statistic meta:table-count="1" meta:cell-count="117" meta:object-count="0"/>
  </office:meta>
</office:document-meta>
</file>